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febf" officeooo:paragraph-rsid="0013febf"/>
    </style:style>
    <style:style style:name="P2" style:family="paragraph" style:parent-style-name="Standard">
      <style:text-properties officeooo:rsid="0013febf" officeooo:paragraph-rsid="0013febf"/>
    </style:style>
    <style:style style:name="P3" style:family="paragraph" style:parent-style-name="Standard">
      <style:text-properties officeooo:rsid="00179deb" officeooo:paragraph-rsid="00179deb"/>
    </style:style>
    <style:style style:name="P4" style:family="paragraph" style:parent-style-name="Standard">
      <style:text-properties officeooo:rsid="0018fa85" officeooo:paragraph-rsid="0018fa85"/>
    </style:style>
    <style:style style:name="P5" style:family="paragraph" style:parent-style-name="Standard">
      <style:text-properties officeooo:rsid="001ac955" officeooo:paragraph-rsid="001ac955"/>
    </style:style>
    <style:style style:name="T1" style:family="text">
      <style:text-properties officeooo:rsid="0014af52"/>
    </style:style>
    <style:style style:name="T2" style:family="text">
      <style:text-properties officeooo:rsid="001ac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ИУ ВШЭ, Факультет Математики, бакалавр по специальности "математика"</text:p>
      <text:p text:style-name="Standard">1 курс Школы Анализа Данных, направление "Анализ Данных в Прикладных Науках"</text:p>
      <text:p text:style-name="Standard">различные курсы на курсере о глубоком обучении, машинном обучении, алгоритмах</text:p>
      <text:p text:style-name="Standard"/>
      <text:p text:style-name="Standard">Я не работаю. С сентября начну обучение по магистерской программе Сколтеха и ВШЭ "Статистическая теория обучения", специальность "науки о данных"</text:p>
      <text:p text:style-name="Standard"/>
      <text:p text:style-name="Standard">Машинное обучение, анализ данных и статистика с использованием языка python; программирование на языках python и C++.</text:p>
      <text:p text:style-name="Standard"/>
      <text:p text:style-name="Standard">https://www.overleaf.com/read/ggdvqhytpqfy <text:a xlink:type="simple" xlink:href="https://www.linkedin.com/in/mikhail-zybin-525128172/" text:style-name="Internet_20_link" text:visited-style-name="Visited_20_Internet_20_Link">https://www.linkedin.com/in/mikhail-zybin-525128172/</text:a></text:p>
      <text:p text:style-name="Standard"/>
      <text:p text:style-name="Standard">В каком проекте фонда вы хотите участвовать?</text:p>
      <text:p text:style-name="Standard">Longevity Cookbook</text:p>
      <text:p text:style-name="Standard">Клинические испытания</text:p>
      <text:p text:style-name="Standard">Лендинг атакует</text:p>
      <text:p text:style-name="Standard">Футболки</text:p>
      <text:p text:style-name="Standard">Признание старение заболеванием</text:p>
      <text:p text:style-name="Standard">1000 Презентаций</text:p>
      <text:p text:style-name="Standard">В любом</text:p>
      <text:p text:style-name="Standard">Other:</text:p>
      <text:p text:style-name="Standard"/>
      <text:p text:style-name="Standard">Чем готовы помочь фонду?</text:p>
      <text:p text:style-name="Standard">Проектный менеджмент</text:p>
      <text:p text:style-name="Standard">Автоматизация процессов</text:p>
      <text:p text:style-name="Standard">Аналитика (могу только в Рунете)</text:p>
      <text:p text:style-name="Standard">Аналитика (I'll cope with English)</text:p>
      <text:p text:style-name="Standard">Научные обзоры</text:p>
      <text:p text:style-name="Standard">Переводы на/с английского</text:p>
      <text:p text:style-name="Standard">Переводы на/с других языков</text:p>
      <text:p text:style-name="Standard">Юридическая помощь</text:p>
      <text:p text:style-name="Standard">Финансовые консультации</text:p>
      <text:p text:style-name="Standard">Подача документов на гранты</text:p>
      <text:p text:style-name="Standard">Работа с инвесторами</text:p>
      <text:p text:style-name="Standard">Работа с бюджетами, сметами</text:p>
      <text:p text:style-name="Standard">Рутинная несложная работа</text:p>
      <text:p text:style-name="Standard">Научный консультант</text:p>
      <text:p text:style-name="Standard">Фото/видео съемка, монтаж</text:p>
      <text:p text:style-name="Standard">Дизайн полиграфии</text:p>
      <text:p text:style-name="Standard">Дизайн презентаций</text:p>
      <text:p text:style-name="Standard">Дизайн логотипов, брендинг</text:p>
      <text:p text:style-name="Standard">Дизайн футболок</text:p>
      <text:p text:style-name="Standard">Web дизайн</text:p>
      <text:p text:style-name="Standard">Верстка сайтов</text:p>
      <text:p text:style-name="Standard">Сайты в онлайн конструкторах</text:p>
      <text:p text:style-name="Standard">Поддержка сайтов</text:p>
      <text:p text:style-name="Standard">Подготовка контента для сайтов</text:p>
      <text:p text:style-name="Standard">Мобильные приложения</text:p>
      <text:p text:style-name="Standard">Чат-боты</text:p>
      <text:p text:style-name="Standard">PR</text:p>
      <text:p text:style-name="Standard">Чтение лекций/презентаций</text:p>
      <text:p text:style-name="Standard"><text:soft-page-break/>Лоббирование</text:p>
      <text:p text:style-name="Standard">Работа с гос.структурами</text:p>
      <text:p text:style-name="Standard">Другое</text:p>
      <text:p text:style-name="Standard"/>
      <text:p text:style-name="Standard"/>
      <text:p text:style-name="Standard">Напишите чуть подробнее о желаемом участии</text:p>
      <text:p text:style-name="P1">Я нахожусь, можно сказать, в самом начале своей жизни и карьерного пути, и я хочу попробовать, насколько интересной и полезной может оказаться моя работа в сфере борьбы со старением. Меня сейчас можно отнести к сфере математики, computer science и искусственного интеллекта; я хочу применить свои знания в новой для себя области. Я предполагаю, что могу анализировать данные клиничнских исследований и в целом решать задачи, связанные с написанием алгоритмов и построением моделей.</text:p>
      <text:p text:style-name="Standard"/>
      <text:p text:style-name="Standard">Сколько времени готовы уделять?</text:p>
      <text:p text:style-name="P1">До начала сентября – 8-9 часов в неделю, потом – 6-8.</text:p>
      <text:p text:style-name="Standard"/>
      <text:p text:style-name="Standard">Почему вы решили помогать нашему проекту? Что ожидаете от совместной работы?</text:p>
      <text:p text:style-name="P1">Я считаю, что проблема <text:span text:style-name="T1">старения очень важна, и ее решение – одна из моих мечт. Я ожидаю, что смогу применить то, что уже знаю, для помощи проекту, а также получить новые знания в области биологии, научиться решать новые для меня задачи.</text:span></text:p>
      <text:p text:style-name="P1"/>
      <text:p text:style-name="P3">Привет. Могу ли я как-то быть полезным в проекте по разработке нейроинтерфейса, которым ты занимаешься? Я окончил бакалавриат на Факультете Математики НИУ ВШЭ и проучился год в Школе Анализа Данных, проходил различные курсы на курсере о глубоком обучении, машинном обучении, алгоритмах. Мои навыки – это машинное обучение, анализ данных и статистика с использованием языка python; программирование на языках python и C++.</text:p>
      <text:p text:style-name="P3"/>
      <text:p text:style-name="P3">Привет. Могу ли я как-то быть полезным в научных исследованиях, которыми ты занимаешься? Я окончил бакалавриат на Факультете Математики НИУ ВШЭ и проучился год в Школе Анализа Данных, проходил различные курсы на курсере о глубоком обучении, машинном обучении, алгоритмах. Мои навыки – это машинное обучение, анализ данных и статистика с использованием языка python; программирование на языках python и C++.</text:p>
      <text:p text:style-name="P3"/>
      <text:p text:style-name="P4">MyFaCe1№TheB00k</text:p>
      <text:p text:style-name="P4"/>
      <text:p text:style-name="P4">Денис, здравствуй. <text:span text:style-name="T2">Это Миша, мы познакомились на спид-дейтинге в субботу. Как тебе удобнее продолжить разговор про изучение нейронаук? Удобно ли тебе когда-нибудь встретиться на этой неделе, или, быть может, сделаем зум-созвон?</text:span></text:p>
      <text:p text:style-name="P5">Откуда ты знаешь наших общих знакомых? Я окончил 179 школу и матфак ВШЭ, и в этих местах с ними пересекался (не считая Тани и Вит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6:07:51.119668393</meta:creation-date>
    <dc:date>2020-07-27T20:09:14.765640832</dc:date>
    <meta:editing-duration>PT4H43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489" meta:character-count="3519" meta:non-whitespace-character-count="3083"/>
  </office:meta>
</office:document-meta>
</file>